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’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’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P1">O Lord, we plead, grant us your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,</text:span>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’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#<text:span text:style-name="T1">Lord#</text:span>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r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’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’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’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,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’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’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s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’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#<text:span text:style-name="T1">God#</text:span> Most High glory and honour;@f</text:p>
      <text:p text:style-name="IndentedLine"><text:s text:c="3"/>come with your of<text:span text:style-name="T5">~fer~</text:span>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#<text:span text:style-name="T1">God#</text:span>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;</text:span>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’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’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’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’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’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;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default-outline-level="1" style:class="text" style:master-page-name="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creator>Berwyn Hoyt</dc:creator>
    <dc:date>2009-07-18T17:14:13.26</dc:date>
    <meta:editing-cycles>30</meta:editing-cycles>
    <meta:editing-duration>PT02H49M53S</meta:editing-duration>
    <meta:document-statistic meta:table-count="0" meta:image-count="0" meta:object-count="0" meta:page-count="169" meta:paragraph-count="7142" meta:word-count="47566" meta:character-count="270167"/>
    <meta:user-defined meta:name="Info 1"/>
    <meta:user-defined meta:name="Info 2"/>
    <meta:user-defined meta:name="Info 3"/>
    <meta:user-defined meta:name="Info 4"/>
  </office:meta>
</office:document-meta>
</file>